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539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08cm"/>
    </style:style>
    <style:style style:name="gr9" style:family="graphic" style:parent-style-name="standard">
      <style:graphic-properties draw:stroke="none" svg:stroke-color="#000000" draw:fill="none" draw:fill-color="#ffffff" fo:min-height="0.309cm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style:text-underline-style="none"/>
    </style:style>
    <style:style style:name="P4" style:family="paragraph">
      <style:text-properties fo:font-size="14pt" style:text-underline-style="none" style:font-size-asian="14pt" style:font-size-complex="14pt"/>
    </style:style>
    <style:style style:name="T1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969cm" svg:height="1.674cm" svg:x="4.683cm" svg:y="2.487cm">
          <text:p text:style-name="P1"><text:span text:style-name="T1">Condición</text:span></text:p>
          <text:p text:style-name="P1"><text:span text:style-name="T1">a evalu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" draw:id="id6" draw:layer="layout" svg:width="0.635cm" svg:height="0.529cm" svg:x="7.218cm" svg:y="7.20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889cm" svg:height="0.44cm" svg:x="7.223cm" svg:y="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4" draw:id="id4" draw:layer="layout" svg:width="4.445cm" svg:height="1.321cm" svg:x="9.382cm" svg:y="4.403cm">
          <text:p text:style-name="P1"><text:span text:style-name="T1">Sentencia simple</text:span></text:p>
          <text:p text:style-name="P1"><text:span text:style-name="T1">o compuest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7.667cm" svg:y1="1.694cm" svg:x2="7.668cm" svg:y2="2.487cm" draw:start-shape="id1" draw:start-glue-point="8" draw:end-shape="id2" draw:end-glue-point="4" svg:d="M7667 1694l1 793" svg:viewBox="0 0 2 794">
          <text:p/>
        </draw:connector>
        <draw:frame draw:style-name="gr4" draw:text-style-name="P4" draw:layer="layout" svg:width="2.921cm" svg:height="0.806cm" svg:x="2.27cm" svg:y="2.651cm">
          <draw:text-box>
            <text:p text:style-name="P3"><text:span text:style-name="T1">Verdarero</text:span></text:p>
          </draw:text-box>
        </draw:frame>
        <draw:frame draw:style-name="gr4" draw:text-style-name="P4" draw:layer="layout" svg:width="2.921cm" svg:height="0.806cm" svg:x="10.779cm" svg:y="2.651cm">
          <draw:text-box>
            <text:p text:style-name="P3"><text:span text:style-name="T1">Falso</text:span></text:p>
          </draw:text-box>
        </draw:frame>
        <draw:custom-shape draw:style-name="gr1" draw:text-style-name="P1" xml:id="id3" draw:id="id3" draw:layer="layout" svg:width="4.445cm" svg:height="1.322cm" svg:x="1.127cm" svg:y="4.336cm">
          <text:p text:style-name="P1"><text:span text:style-name="T1">Sentencia simple</text:span></text:p>
          <text:p text:style-name="P1"><text:span text:style-name="T1">o compues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4.683cm" svg:y1="3.324cm" svg:x2="3.349cm" svg:y2="4.336cm" draw:start-shape="id2" draw:start-glue-point="5" draw:end-shape="id3" svg:d="M4683 3324h-1334v1012" svg:viewBox="0 0 1335 1013">
          <text:p/>
        </draw:connector>
        <draw:connector draw:style-name="gr5" draw:text-style-name="P2" draw:layer="layout" svg:x1="10.652cm" svg:y1="3.324cm" svg:x2="11.604cm" svg:y2="4.403cm" draw:start-shape="id2" draw:start-glue-point="7" draw:end-shape="id4" svg:d="M10652 3324h952v1079" svg:viewBox="0 0 953 1080">
          <text:p/>
        </draw:connector>
        <draw:custom-shape draw:style-name="gr6" draw:text-style-name="P2" xml:id="id5" draw:id="id5" draw:layer="layout" svg:width="0.508cm" svg:height="0.01cm" svg:x="7.35cm" svg:y="6.33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3.349cm" svg:y1="5.658cm" svg:x2="7.35cm" svg:y2="6.339cm" draw:start-shape="id3" draw:start-glue-point="2" draw:end-shape="id5" draw:end-glue-point="10" svg:d="M3349 5658v681h4001" svg:viewBox="0 0 4002 682">
          <text:p/>
        </draw:connector>
        <draw:connector draw:style-name="gr7" draw:text-style-name="P2" draw:layer="layout" svg:x1="11.604cm" svg:y1="5.724cm" svg:x2="7.858cm" svg:y2="6.339cm" draw:start-shape="id4" draw:start-glue-point="2" draw:end-shape="id5" draw:end-glue-point="6" svg:d="M11604 5724v615h-3746" svg:viewBox="0 0 3747 616">
          <text:p/>
        </draw:connector>
        <draw:connector draw:style-name="gr5" draw:text-style-name="P2" draw:layer="layout" draw:type="line" svg:x1="7.605cm" svg:y1="6.344cm" svg:x2="7.537cm" svg:y2="7.202cm" draw:start-shape="id5" draw:start-glue-point="8" draw:end-shape="id6" draw:end-glue-point="4" svg:d="M7605 6344l-68 858" svg:viewBox="0 0 69 859">
          <text:p/>
        </draw:connector>
        <draw:frame draw:style-name="gr8" draw:text-style-name="P4" draw:layer="layout" svg:width="3.683cm" svg:height="0.806cm" svg:x="7.985cm" svg:y="1.488cm">
          <draw:text-box>
            <text:p text:style-name="P3"><text:span text:style-name="T1">Inicio/Entrada</text:span></text:p>
          </draw:text-box>
        </draw:frame>
        <draw:frame draw:style-name="gr9" draw:text-style-name="P4" draw:layer="layout" svg:width="4.242cm" svg:height="0.806cm" svg:x="7.934cm" svg:y="6.969cm">
          <draw:text-box>
            <text:p text:style-name="P3"><text:span text:style-name="T1">Fin/Sali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4.863cm" fo:margin-left="1cm" fo:margin-right="5.96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3:25:30.860884557</meta:creation-date>
    <dc:date>2014-10-17T11:20:49.225817383</dc:date>
    <meta:editing-duration>PT12H6M23S</meta:editing-duration>
    <meta:editing-cycles>14</meta:editing-cycles>
    <meta:generator>LibreOffice/4.2.6.3$Linux_X86_64 LibreOffice_project/420$Build-3</meta:generator>
    <meta:document-statistic meta:object-count="16"/>
  </office:meta>
</office:document-meta>
</file>